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mo" svg:font-family="Arim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7a14b"/>
    </style:style>
    <style:style style:name="P2" style:family="paragraph">
      <style:paragraph-properties fo:text-align="center"/>
      <style:text-properties fo:font-variant="small-caps" style:font-name="Arimo" fo:font-weight="bold" style:font-size-asian="10.5pt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variant="small-caps" style:font-name="Arimo" fo:font-weight="bold" style:font-size-asian="10.5pt" style:font-weight-asian="bold" style:font-weight-complex="bold"/>
    </style:style>
    <style:style style:name="P4" style:family="paragraph">
      <style:paragraph-properties fo:text-align="start"/>
      <style:text-properties style:font-name="Arimo"/>
    </style:style>
    <style:style style:name="P5" style:family="paragraph">
      <loext:graphic-properties draw:fill-color="#ffffff"/>
      <style:paragraph-properties fo:text-align="start"/>
      <style:text-properties style:font-name="Arimo"/>
    </style:style>
    <style:style style:name="P6" style:family="paragraph">
      <style:paragraph-properties fo:text-align="center"/>
      <style:text-properties fo:font-variant="small-caps" fo:color="#ff0000" style:font-name="Arimo" fo:font-weight="bold" style:font-size-asian="10.5pt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font-variant="small-caps" fo:color="#ff0000" style:font-name="Arimo" fo:font-weight="bold" style:font-size-asian="10.5pt" style:font-weight-asian="bold" style:font-weight-complex="bold"/>
    </style:style>
    <style:style style:name="P8" style:family="paragraph">
      <style:paragraph-properties fo:text-align="start"/>
      <style:text-properties fo:color="#ff0000" style:font-name="Arimo"/>
    </style:style>
    <style:style style:name="P9" style:family="paragraph">
      <loext:graphic-properties draw:fill-color="#ffffff"/>
      <style:paragraph-properties fo:text-align="start"/>
      <style:text-properties fo:color="#ff0000" style:font-name="Arimo"/>
    </style:style>
    <style:style style:name="P10" style:family="paragraph">
      <style:paragraph-properties fo:text-align="start" style:writing-mode="lr-tb">
        <style:tab-stops/>
      </style:paragraph-properties>
      <style:text-properties fo:color="#ff0000" style:font-name="Arimo"/>
    </style:style>
    <style:style style:name="P11" style:family="paragraph">
      <loext:graphic-properties draw:fill-color="#ffffff"/>
      <style:paragraph-properties fo:text-align="start" style:writing-mode="lr-tb">
        <style:tab-stops/>
      </style:paragraph-properties>
      <style:text-properties fo:color="#ff0000" style:font-name="Arimo"/>
    </style:style>
    <style:style style:name="P12" style:family="paragraph">
      <style:paragraph-properties fo:text-align="center"/>
    </style:style>
    <style:style style:name="T1" style:family="text">
      <style:text-properties fo:font-variant="small-caps" style:font-name="Arimo" fo:font-weight="bold" style:font-size-asian="10.5pt" style:font-weight-asian="bold" style:font-weight-complex="bold"/>
    </style:style>
    <style:style style:name="T2" style:family="text">
      <style:text-properties style:font-name="Arimo"/>
    </style:style>
    <style:style style:name="T3" style:family="text">
      <style:text-properties fo:color="#ff0000" style:font-name="Arimo"/>
    </style:style>
    <style:style style:name="T4" style:family="text">
      <style:text-properties fo:font-variant="small-caps" fo:color="#ff0000" style:font-name="Arimo" fo:font-weight="bold" style:font-size-asian="10.5pt" style:font-weight-asian="bold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0.686cm" fo:min-width="4.56cm" fo:padding-top="0.03cm" fo:padding-bottom="0.03cm" fo:padding-left="0.03cm" fo:padding-right="0.03cm" style:run-through="foreground"/>
    </style:style>
    <style:style style:name="gr4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1.064cm" fo:min-width="4.56cm" fo:padding-top="0.03cm" fo:padding-bottom="0.03cm" fo:padding-left="0.03cm" fo:padding-right="0.03cm" style:run-through="foreground"/>
    </style:style>
    <style:style style:name="gr5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0.686cm" fo:min-width="4.547cm" fo:padding-top="0.03cm" fo:padding-bottom="0.03cm" fo:padding-left="0.03cm" fo:padding-right="0.03cm" style:run-through="foreground"/>
    </style:style>
    <style:style style:name="gr6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1.473cm" fo:min-width="4.547cm" fo:padding-top="0.03cm" fo:padding-bottom="0.03cm" fo:padding-left="0.03cm" fo:padding-right="0.03cm" style:run-through="foreground"/>
    </style:style>
    <style:style style:name="gr7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0.951cm" fo:min-width="4.56cm" fo:padding-top="0.03cm" fo:padding-bottom="0.03cm" fo:padding-left="0.03cm" fo:padding-right="0.03cm" style:run-through="foreground"/>
    </style:style>
    <style:style style:name="gr8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2.427cm" fo:min-width="4.56cm" fo:padding-top="0.03cm" fo:padding-bottom="0.03cm" fo:padding-left="0.03cm" fo:padding-right="0.03cm" style:run-through="foreground"/>
    </style:style>
    <style:style style:name="gr9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0.686cm" fo:min-width="4.583cm" fo:padding-top="0.03cm" fo:padding-bottom="0.03cm" fo:padding-left="0.03cm" fo:padding-right="0.03cm" style:run-through="foreground"/>
    </style:style>
    <style:style style:name="gr10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1.475cm" fo:min-width="4.583cm" fo:padding-top="0.03cm" fo:padding-bottom="0.03cm" fo:padding-left="0.03cm" fo:padding-right="0.03cm" style:run-through="foreground"/>
    </style:style>
    <style:style style:name="gr11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1.931cm" fo:min-width="4.547cm" fo:padding-top="0.03cm" fo:padding-bottom="0.03cm" fo:padding-left="0.03cm" fo:padding-right="0.03cm" style:run-through="foreground"/>
    </style:style>
    <style:style style:name="gr12" style:family="graphic">
      <style:graphic-properties svg:stroke-width="0.06cm" svg:stroke-color="#000000" draw:marker-start-width="0.531cm" draw:marker-end-width="0.531cm" draw:fill-color="#ffffff" draw:textarea-horizontal-align="justify" draw:textarea-vertical-align="middle" draw:auto-grow-height="false" fo:min-height="1.538cm" fo:min-width="4.56cm" fo:padding-top="0.03cm" fo:padding-bottom="0.03cm" fo:padding-left="0.03cm" fo:padding-right="0.03cm" style:run-through="foreground"/>
    </style:style>
    <style:style style:name="gr13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0.686cm" fo:min-width="4.56cm" fo:padding-top="0.03cm" fo:padding-bottom="0.03cm" fo:padding-left="0.03cm" fo:padding-right="0.03cm" style:run-through="foreground"/>
    </style:style>
    <style:style style:name="gr14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2.999cm" fo:min-width="4.56cm" fo:padding-top="0.03cm" fo:padding-bottom="0.03cm" fo:padding-left="0.03cm" fo:padding-right="0.03cm" style:run-through="foreground"/>
    </style:style>
    <style:style style:name="gr15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0.686cm" fo:min-width="4.547cm" fo:padding-top="0.03cm" fo:padding-bottom="0.03cm" fo:padding-left="0.03cm" fo:padding-right="0.03cm" style:run-through="foreground"/>
    </style:style>
    <style:style style:name="gr16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1.565cm" fo:min-width="4.547cm" fo:padding-top="0.03cm" fo:padding-bottom="0.03cm" fo:padding-left="0.03cm" fo:padding-right="0.03cm" style:run-through="foreground"/>
    </style:style>
    <style:style style:name="gr17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0.686cm" fo:min-width="4.584cm" fo:padding-top="0.03cm" fo:padding-bottom="0.03cm" fo:padding-left="0.03cm" fo:padding-right="0.03cm" style:run-through="foreground"/>
    </style:style>
    <style:style style:name="gr18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1.565cm" fo:min-width="4.584cm" fo:padding-top="0.03cm" fo:padding-bottom="0.03cm" fo:padding-left="0.03cm" fo:padding-right="0.03cm" style:run-through="foreground"/>
    </style:style>
    <style:style style:name="gr19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1.953cm" fo:min-width="4.56cm" fo:padding-top="0.03cm" fo:padding-bottom="0.03cm" fo:padding-left="0.03cm" fo:padding-right="0.03cm" style:run-through="foreground"/>
    </style:style>
    <style:style style:name="gr20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1.005cm" fo:min-width="4.56cm" fo:padding-top="0.03cm" fo:padding-bottom="0.03cm" fo:padding-left="0.03cm" fo:padding-right="0.03cm" style:run-through="foreground"/>
    </style:style>
    <style:style style:name="gr21" style:family="graphic">
      <style:graphic-properties svg:stroke-width="0.06cm" svg:stroke-color="#ff3333" draw:marker-start-width="0.531cm" draw:marker-end-width="0.531cm" draw:fill-color="#ffffff" draw:textarea-horizontal-align="justify" draw:textarea-vertical-align="middle" draw:auto-grow-height="false" fo:min-height="1.976cm" fo:min-width="4.56cm" fo:padding-top="0.03cm" fo:padding-bottom="0.03cm" fo:padding-left="0.03cm" fo:padding-right="0.03cm" style:run-through="foreground"/>
    </style:style>
    <style:style style:name="gr22" style:family="graphic">
      <style:graphic-properties svg:stroke-width="0.06cm" svg:stroke-color="#000000" draw:marker-start-width="0.531cm" draw:marker-end="Symmetric_20_Arrow" draw:marker-end-width="0.531cm" draw:textarea-horizontal-align="center" draw:textarea-vertical-align="middle" fo:padding-top="0.03cm" fo:padding-bottom="0.03cm" fo:padding-left="0.03cm" fo:padding-right="0.03cm" style:run-through="foreground"/>
    </style:style>
    <style:style style:name="gr23" style:family="graphic">
      <style:graphic-properties svg:stroke-width="0.06cm" svg:stroke-color="#000000" draw:marker-start-width="0.529cm" draw:marker-end="Symmetric_20_Arrow" draw:marker-end-width="0.529cm" draw:textarea-horizontal-align="center" draw:textarea-vertical-align="middle" fo:padding-top="0.03cm" fo:padding-bottom="0.03cm" fo:padding-left="0.03cm" fo:padding-right="0.03cm" style:run-through="foreground"/>
    </style:style>
    <style:style style:name="gr24" style:family="graphic">
      <style:graphic-properties svg:stroke-width="0.06cm" svg:stroke-color="#ff3333" draw:marker-start-width="0.529cm" draw:marker-end="Symmetric_20_Arrow" draw:marker-end-width="0.529cm" draw:textarea-horizontal-align="center" draw:textarea-vertical-align="middle" fo:padding-top="0.03cm" fo:padding-bottom="0.03cm" fo:padding-left="0.03cm" fo:padding-right="0.03cm" style:run-through="foreground"/>
    </style:style>
    <style:style style:name="gr25" style:family="graphic">
      <style:graphic-properties svg:stroke-width="0.06cm" svg:stroke-color="#ff3333" draw:marker-start-width="0.531cm" draw:marker-end="Symmetric_20_Arrow" draw:marker-end-width="0.531cm" draw:textarea-horizontal-align="center" draw:textarea-vertical-align="middle" fo:padding-top="0.03cm" fo:padding-bottom="0.03cm" fo:padding-left="0.03cm" fo:padding-right="0.03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custom-shape draw:name="Form1" draw:style-name="gr3" draw:text-style-name="P3" svg:width="4.62cm" svg:height="0.747cm" svg:x="0.938cm" svg:y="2.473cm"><text:p text:style-name="P2"><text:span text:style-name="T1">Dipole Factors</text:span></text:p><draw:enhanced-geometry svg:viewBox="0 0 21600 21600" draw:type="rectangle" draw:enhanced-path="M 0 0 L 21600 0 21600 21600 0 21600 0 0 Z N"/></draw:custom-shape><draw:custom-shape draw:name="Form1" draw:style-name="gr4" draw:text-style-name="P5" svg:width="4.62cm" svg:height="1.124cm" svg:x="0.938cm" svg:y="3.226cm"><text:p text:style-name="P4"><text:span text:style-name="T2"><text:s/></text:span><text:span text:style-name="T2">Dipole shape</text:span><text:span text:style-name="T2"><text:line-break/></text:span><text:span text:style-name="T2"> Material (density)</text:span></text:p><draw:enhanced-geometry svg:viewBox="0 0 21600 21600" draw:type="rectangle" draw:enhanced-path="M 0 0 L 21600 0 21600 21600 0 21600 0 0 Z N"/></draw:custom-shape></draw:g><draw:g draw:style-name="gr2"><draw:custom-shape draw:name="Form1" draw:style-name="gr5" draw:text-style-name="P3" svg:width="4.608cm" svg:height="0.747cm" svg:x="6.939cm" svg:y="2.473cm"><text:p text:style-name="P2"><text:span text:style-name="T1">Initial Conditions</text:span></text:p><draw:enhanced-geometry svg:viewBox="0 0 21600 21600" draw:type="rectangle" draw:enhanced-path="M 0 0 L 21600 0 21600 21600 0 21600 0 0 Z N"/></draw:custom-shape><draw:custom-shape draw:name="Form1" draw:style-name="gr6" draw:text-style-name="P5" svg:width="4.608cm" svg:height="1.534cm" svg:x="6.939cm" svg:y="3.226cm"><text:p text:style-name="P4"><text:span text:style-name="T2"><text:s/></text:span><text:span text:style-name="T2">Number of dipoles</text:span><text:span text:style-name="T2"><text:line-break/></text:span><text:span text:style-name="T2"> Initial positions</text:span><text:span text:style-name="T2"><text:line-break/></text:span><text:span text:style-name="T2"> Initial velocities</text:span></text:p><draw:enhanced-geometry svg:viewBox="0 0 21600 21600" draw:type="rectangle" draw:enhanced-path="M 0 0 L 21600 0 21600 21600 0 21600 0 0 Z N"/></draw:custom-shape></draw:g><draw:g draw:style-name="gr2"><draw:custom-shape draw:name="Form1" draw:style-name="gr7" draw:text-style-name="P3" svg:width="4.62cm" svg:height="1.011cm" svg:x="12.94cm" svg:y="2.473cm"><text:p text:style-name="P2"><text:span text:style-name="T1">Environmental</text:span><text:span text:style-name="T1"><text:line-break/></text:span><text:span text:style-name="T1">Factors</text:span></text:p><draw:enhanced-geometry svg:viewBox="0 0 21600 21600" draw:type="rectangle" draw:enhanced-path="M 0 0 L 21600 0 21600 21600 0 21600 0 0 Z N"/></draw:custom-shape><draw:custom-shape draw:name="Form1" draw:style-name="gr8" draw:text-style-name="P5" svg:width="4.62cm" svg:height="2.488cm" svg:x="12.94cm" svg:y="3.491cm"><text:p text:style-name="P4"><text:span text:style-name="T2"><text:s/></text:span><text:span text:style-name="T2">Air density</text:span><text:span text:style-name="T2"><text:line-break/></text:span><text:span text:style-name="T2"> Medium speed</text:span><text:span text:style-name="T2"><text:line-break/></text:span><text:span text:style-name="T2"> Medium direction</text:span></text:p><text:p text:style-name="P4"><text:span text:style-name="T2"><text:s/></text:span><text:span text:style-name="T2">Typical rate of change</text:span></text:p><text:p text:style-name="P4"><text:span text:style-name="T2"><text:s/></text:span><text:span text:style-name="T2">Typical distribution </text:span></text:p><draw:enhanced-geometry svg:viewBox="0 0 21600 21600" draw:type="rectangle" draw:enhanced-path="M 0 0 L 21600 0 21600 21600 0 21600 0 0 Z N"/></draw:custom-shape></draw:g><draw:g draw:style-name="gr2"><draw:custom-shape draw:name="Form1" draw:style-name="gr9" draw:text-style-name="P3" svg:width="4.643cm" svg:height="0.747cm" svg:x="0.938cm" svg:y="7.516cm"><text:p text:style-name="P2"><text:span text:style-name="T1">Dipole Cloud</text:span></text:p><draw:enhanced-geometry svg:viewBox="0 0 21600 21600" draw:type="rectangle" draw:enhanced-path="M 0 0 L 21600 0 21600 21600 0 21600 0 0 Z N"/></draw:custom-shape><draw:custom-shape draw:name="Form1" draw:style-name="gr10" draw:text-style-name="P5" svg:width="4.643cm" svg:height="1.535cm" svg:x="0.938cm" svg:y="8.244cm"><text:p text:style-name="P4"><text:span text:style-name="T2"><text:s/></text:span><text:span text:style-name="T2">Current positions</text:span></text:p><text:p text:style-name="P4"><text:span text:style-name="T2"><text:s/></text:span><text:span text:style-name="T2">Current velocities</text:span></text:p><text:p text:style-name="P4"><text:span text:style-name="T2"><text:s/></text:span><text:span text:style-name="T2">Current <text:s/>dipole factors</text:span></text:p><draw:enhanced-geometry svg:viewBox="0 0 21600 21600" draw:type="rectangle" draw:enhanced-path="M 0 0 L 21600 0 21600 21600 0 21600 0 0 Z N"/></draw:custom-shape></draw:g><draw:g draw:style-name="gr2"><draw:custom-shape draw:name="Form1" draw:style-name="gr5" draw:text-style-name="P3" svg:width="4.608cm" svg:height="0.747cm" svg:x="6.939cm" svg:y="7.516cm"><text:p text:style-name="P2"><text:span text:style-name="T1">Cloud Dynamics</text:span></text:p><draw:enhanced-geometry svg:viewBox="0 0 21600 21600" draw:type="rectangle" draw:enhanced-path="M 0 0 L 21600 0 21600 21600 0 21600 0 0 Z N"/></draw:custom-shape><draw:custom-shape draw:name="Form1" draw:style-name="gr11" draw:text-style-name="P5" svg:width="4.608cm" svg:height="1.992cm" svg:x="6.939cm" svg:y="8.244cm"><text:p text:style-name="P4"><text:span text:style-name="T2"><text:s/></text:span><text:span text:style-name="T2">Fall rate</text:span></text:p><text:p text:style-name="P4"><text:span text:style-name="T2"><text:s/></text:span><text:span text:style-name="T2">Cloud growth</text:span><text:span text:style-name="T2"><text:line-break/></text:span><text:span text:style-name="T2"> Dipole density</text:span><text:span text:style-name="T2"><text:line-break/></text:span><text:span text:style-name="T2"> Spatial distribution</text:span></text:p><draw:enhanced-geometry svg:viewBox="0 0 21600 21600" draw:type="rectangle" draw:enhanced-path="M 0 0 L 21600 0 21600 21600 0 21600 0 0 Z N"/></draw:custom-shape></draw:g><draw:g draw:style-name="gr2"><draw:custom-shape draw:name="Form1" draw:style-name="gr3" draw:text-style-name="P3" svg:width="4.62cm" svg:height="0.747cm" svg:x="12.94cm" svg:y="7.516cm"><text:p text:style-name="P2"><text:span text:style-name="T1">Wind Model</text:span></text:p><draw:enhanced-geometry svg:viewBox="0 0 21600 21600" draw:type="rectangle" draw:enhanced-path="M 0 0 L 21600 0 21600 21600 0 21600 0 0 Z N"/></draw:custom-shape><draw:custom-shape draw:name="Form1" draw:style-name="gr12" draw:text-style-name="P5" svg:width="4.62cm" svg:height="1.599cm" svg:x="12.94cm" svg:y="8.244cm"><text:p text:style-name="P4"><text:span text:style-name="T2"><text:s/></text:span><text:span text:style-name="T2">Current wind speed</text:span><text:span text:style-name="T2"><text:line-break/></text:span><text:span text:style-name="T2"> Current wind direction</text:span><text:span text:style-name="T2"><text:line-break/></text:span><text:span text:style-name="T2"> </text:span><text:span text:style-name="T3">(Turbulence)</text:span></text:p><draw:enhanced-geometry svg:viewBox="0 0 21600 21600" draw:type="rectangle" draw:enhanced-path="M 0 0 L 21600 0 21600 21600 0 21600 0 0 Z N"/></draw:custom-shape></draw:g><draw:g draw:style-name="gr2"><draw:custom-shape draw:name="Form1" draw:style-name="gr13" draw:text-style-name="P7" svg:width="4.62cm" svg:height="0.747cm" svg:x="0.938cm" svg:y="11.516cm"><text:p text:style-name="P6"><text:span text:style-name="T4">Sending Antenna</text:span></text:p><draw:enhanced-geometry svg:viewBox="0 0 21600 21600" draw:type="rectangle" draw:enhanced-path="M 0 0 L 21600 0 21600 21600 0 21600 0 0 Z N"/></draw:custom-shape><draw:custom-shape draw:name="Form1" draw:style-name="gr14" draw:text-style-name="P9" svg:width="4.62cm" svg:height="3.059cm" svg:x="0.938cm" svg:y="12.245cm"><text:p text:style-name="P8"><text:span text:style-name="T3"><text:s/></text:span><text:span text:style-name="T3">Frequency</text:span></text:p><text:p text:style-name="P8"><text:span text:style-name="T3"><text:s/></text:span><text:span text:style-name="T3">Antenna pattern</text:span></text:p><text:p text:style-name="P8"><text:span text:style-name="T3"><text:s/></text:span><text:span text:style-name="T3">Polarization</text:span><text:span text:style-name="T3"><text:line-break/></text:span><text:span text:style-name="T3"> Pulse shape</text:span></text:p><text:p text:style-name="P8"><text:span text:style-name="T3"><text:s/></text:span><text:span text:style-name="T3">Duration</text:span><text:span text:style-name="T3"><text:line-break/></text:span><text:span text:style-name="T3"> Antenna position</text:span></text:p><draw:enhanced-geometry svg:viewBox="0 0 21600 21600" draw:type="rectangle" draw:enhanced-path="M 0 0 L 21600 0 21600 21600 0 21600 0 0 Z N"/></draw:custom-shape></draw:g><draw:g draw:style-name="gr2"><draw:custom-shape draw:name="Form1" draw:style-name="gr15" draw:text-style-name="P7" svg:width="4.608cm" svg:height="0.747cm" svg:x="6.939cm" svg:y="13.517cm"><text:p text:style-name="P6"><text:span text:style-name="T4">Scattering</text:span></text:p><draw:enhanced-geometry svg:viewBox="0 0 21600 21600" draw:type="rectangle" draw:enhanced-path="M 0 0 L 21600 0 21600 21600 0 21600 0 0 Z N"/></draw:custom-shape><draw:custom-shape draw:name="Form1" draw:style-name="gr16" draw:text-style-name="P11" svg:width="4.608cm" svg:height="1.625cm" svg:x="6.939cm" svg:y="14.245cm"><text:p text:style-name="P10"><text:span text:style-name="T3"><text:s/></text:span><text:span text:style-name="T3">Statistics of the </text:span><text:span text:style-name="T3"><text:line-break/></text:span><text:span text:style-name="T3"> scattered signal in </text:span><text:span text:style-name="T3"><text:line-break/></text:span><text:span text:style-name="T3"> amplitude and phase</text:span></text:p><draw:enhanced-geometry svg:viewBox="0 0 21600 21600" draw:type="rectangle" draw:enhanced-path="M 0 0 L 21600 0 21600 21600 0 21600 0 0 Z N"/></draw:custom-shape></draw:g><draw:g draw:style-name="gr2"><draw:custom-shape draw:name="Form1" draw:style-name="gr17" draw:text-style-name="P7" svg:width="4.645cm" svg:height="0.747cm" svg:x="12.94cm" svg:y="11.516cm"><text:p text:style-name="P6"><text:span text:style-name="T4">Dipole Scattering</text:span></text:p><draw:enhanced-geometry svg:viewBox="0 0 21600 21600" draw:type="rectangle" draw:enhanced-path="M 0 0 L 21600 0 21600 21600 0 21600 0 0 Z N"/></draw:custom-shape><draw:custom-shape draw:name="Form1" draw:style-name="gr18" draw:text-style-name="P11" svg:width="4.645cm" svg:height="1.625cm" svg:x="12.94cm" svg:y="12.245cm"><text:p text:style-name="P10"><text:span text:style-name="T3"><text:s/></text:span><text:span text:style-name="T3">Angular dependence</text:span><text:span text:style-name="T3"><text:line-break/></text:span><text:span text:style-name="T3"> Length dependence</text:span><text:span text:style-name="T3"><text:line-break/></text:span><text:span text:style-name="T3"> Frequency dependence</text:span></text:p><draw:enhanced-geometry svg:viewBox="0 0 21600 21600" draw:type="rectangle" draw:enhanced-path="M 0 0 L 21600 0 21600 21600 0 21600 0 0 Z N"/></draw:custom-shape></draw:g><draw:g draw:style-name="gr2"><draw:custom-shape draw:name="Form1" draw:style-name="gr13" draw:text-style-name="P7" svg:width="4.62cm" svg:height="0.747cm" svg:x="0.938cm" svg:y="16.517cm"><text:p text:style-name="P6"><text:span text:style-name="T4">Recieving Antenna</text:span></text:p><draw:enhanced-geometry svg:viewBox="0 0 21600 21600" draw:type="rectangle" draw:enhanced-path="M 0 0 L 21600 0 21600 21600 0 21600 0 0 Z N"/></draw:custom-shape><draw:custom-shape draw:name="Form1" draw:style-name="gr19" draw:text-style-name="P9" svg:width="4.62cm" svg:height="2.013cm" svg:x="0.938cm" svg:y="17.246cm"><text:p text:style-name="P8"><text:span text:style-name="T3"><text:s/></text:span><text:span text:style-name="T3">Recieve gain</text:span></text:p><text:p text:style-name="P8"><text:span text:style-name="T3"><text:s/></text:span><text:span text:style-name="T3">Bandwidth</text:span><text:span text:style-name="T3"><text:line-break/></text:span><text:span text:style-name="T3"> Noise figure</text:span></text:p><text:p text:style-name="P8"><text:span text:style-name="T3"><text:s/></text:span><text:span text:style-name="T3">Antenna position</text:span></text:p><draw:enhanced-geometry svg:viewBox="0 0 21600 21600" draw:type="rectangle" draw:enhanced-path="M 0 0 L 21600 0 21600 21600 0 21600 0 0 Z N"/></draw:custom-shape></draw:g><draw:g draw:style-name="gr2"><draw:custom-shape draw:name="Form1" draw:style-name="gr13" draw:text-style-name="P7" svg:width="4.62cm" svg:height="0.747cm" svg:x="6.939cm" svg:y="18.517cm"><text:p text:style-name="P6"><text:span text:style-name="T4">Signal Output</text:span></text:p><draw:enhanced-geometry svg:viewBox="0 0 21600 21600" draw:type="rectangle" draw:enhanced-path="M 0 0 L 21600 0 21600 21600 0 21600 0 0 Z N"/></draw:custom-shape><draw:custom-shape draw:name="Form1" draw:style-name="gr20" draw:text-style-name="P9" svg:width="4.62cm" svg:height="1.066cm" svg:x="6.939cm" svg:y="19.246cm"><text:p text:style-name="P8"><text:span text:style-name="T3"><text:s/></text:span><text:span text:style-name="T3">Statistics of output</text:span><text:span text:style-name="T3"><text:line-break/></text:span><text:span text:style-name="T3"> Resulting data set</text:span></text:p><draw:enhanced-geometry svg:viewBox="0 0 21600 21600" draw:type="rectangle" draw:enhanced-path="M 0 0 L 21600 0 21600 21600 0 21600 0 0 Z N"/></draw:custom-shape></draw:g><draw:g draw:style-name="gr2"><draw:custom-shape draw:name="Form1" draw:style-name="gr13" draw:text-style-name="P7" svg:width="4.62cm" svg:height="0.747cm" svg:x="12.94cm" svg:y="16.517cm"><text:p text:style-name="P6"><text:span text:style-name="T4">Radar Processing</text:span></text:p><draw:enhanced-geometry svg:viewBox="0 0 21600 21600" draw:type="rectangle" draw:enhanced-path="M 0 0 L 21600 0 21600 21600 0 21600 0 0 Z N"/></draw:custom-shape><draw:custom-shape draw:name="Form1" draw:style-name="gr21" draw:text-style-name="P9" svg:width="4.62cm" svg:height="2.036cm" svg:x="12.94cm" svg:y="17.246cm"><text:p text:style-name="P8"><text:span text:style-name="T3"><text:s/></text:span><text:span text:style-name="T3">Signal processing</text:span><text:span text:style-name="T3"><text:line-break/></text:span><text:span text:style-name="T3"> Filtering</text:span><text:span text:style-name="T3"><text:line-break/></text:span><text:span text:style-name="T3"> Doppler spread</text:span><text:span text:style-name="T3"><text:line-break/></text:span><text:span text:style-name="T3"> Integration time</text:span></text:p><draw:enhanced-geometry svg:viewBox="0 0 21600 21600" draw:type="rectangle" draw:enhanced-path="M 0 0 L 21600 0 21600 21600 0 21600 0 0 Z N"/></draw:custom-shape></draw:g><draw:line draw:name="Form1" draw:style-name="gr22" draw:text-style-name="P12" svg:x1="3.129cm" svg:y1="4.35cm" svg:x2="3.127cm" svg:y2="7.516cm"><text:p/></draw:line><draw:polyline draw:name="Form2" draw:style-name="gr23" draw:text-style-name="P12" svg:width="2.756cm" svg:height="4.352cm" draw:transform="rotate (-1.5707963267949) translate (9.23748611111111cm 4.75897222222222cm)" svg:viewBox="0 0 2757 4353" draw:points="0,0 1182,0 1180,4353 1757,4353 2757,4353"><text:p/></draw:polyline><draw:line draw:name="Form1" draw:style-name="gr22" draw:text-style-name="P12" svg:x1="15.13cm" svg:y1="5.978cm" svg:x2="15.13cm" svg:y2="7.516cm"><text:p/></draw:line><draw:line draw:name="Form1" draw:style-name="gr22" draw:text-style-name="P12" svg:x1="5.581cm" svg:y1="8.498cm" svg:x2="6.939cm" svg:y2="8.498cm"><text:p/></draw:line><draw:line draw:name="Form1" draw:style-name="gr22" draw:text-style-name="P12" svg:x1="6.939cm" svg:y1="9.248cm" svg:x2="5.581cm" svg:y2="9.248cm"><text:p/></draw:line><draw:line draw:name="Form1" draw:style-name="gr22" draw:text-style-name="P12" svg:x1="12.939cm" svg:y1="8.495cm" svg:x2="11.581cm" svg:y2="8.495cm"><text:p/></draw:line><draw:line draw:name="Form1" draw:style-name="gr22" draw:text-style-name="P12" svg:x1="11.581cm" svg:y1="9.252cm" svg:x2="12.939cm" svg:y2="9.252cm"><text:p/></draw:line><draw:line draw:name="Form1" draw:style-name="gr22" draw:text-style-name="P12" svg:x1="9.244cm" svg:y1="10.236cm" svg:x2="9.242cm" svg:y2="13.517cm"><text:p/></draw:line><draw:polyline draw:name="Form3" draw:style-name="gr24" draw:text-style-name="P12" svg:width="1.969cm" svg:height="0.93cm" svg:x="5.558cm" svg:y="12.585cm" svg:viewBox="0 0 1970 931" draw:points="0,0 1970,0 1970,931"><text:p/></draw:polyline><draw:polyline draw:name="Form3" draw:style-name="gr24" draw:text-style-name="P12" svg:width="1.969cm" svg:height="0.93cm" svg:x="10.976cm" svg:y="12.585cm" svg:viewBox="0 0 1970 931" draw:points="1970,0 0,0 0,931"><text:p/></draw:polyline><draw:polyline draw:name="Form3" draw:style-name="gr24" draw:text-style-name="P12" svg:width="1.969cm" svg:height="0.93cm" svg:x="5.558cm" svg:y="17.586cm" svg:viewBox="0 0 1970 931" draw:points="0,0 1970,0 1970,931"><text:p/></draw:polyline><draw:polyline draw:name="Form3" draw:style-name="gr24" draw:text-style-name="P12" svg:width="1.969cm" svg:height="0.93cm" svg:x="10.976cm" svg:y="17.586cm" svg:viewBox="0 0 1970 931" draw:points="1970,0 0,0 0,931"><text:p/></draw:polyline><draw:line draw:name="Form1" draw:style-name="gr25" draw:text-style-name="P12" svg:x1="9.242cm" svg:y1="15.87cm" svg:x2="9.242cm" svg:y2="18.518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mo" svg:font-family="Arim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0:24:11.562816902</meta:creation-date>
    <dc:date>2019-02-01T02:04:49.012475383</dc:date>
    <meta:editing-duration>PT17M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